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!DOCTYPE html&gt;</text:p>
      <text:p text:style-name="P1">&lt;html lang="en"&gt;</text:p>
      <text:p text:style-name="P1"/>
      <text:p text:style-name="P1">&lt;head&gt;</text:p>
      <text:p text:style-name="P1"><text:s text:c="2"/>&lt;meta charset="UTF-8"&gt;</text:p>
      <text:p text:style-name="P1"><text:s text:c="2"/>&lt;meta name="viewport" content="width=device-width, initial-scale=1.0"&gt;</text:p>
      <text:p text:style-name="P1"><text:s text:c="2"/>&lt;title&gt;Examen 1T Tomás Moroño&lt;/title&gt;</text:p>
      <text:p text:style-name="P1"><text:s text:c="2"/>&lt;style&gt;</text:p>
      <text:p text:style-name="P1"><text:s text:c="4"/>* {</text:p>
      <text:p text:style-name="P1"><text:s text:c="6"/>font-family: system-ui, sans-serif;</text:p>
      <text:p text:style-name="P1"><text:s text:c="4"/>}</text:p>
      <text:p text:style-name="P1"/>
      <text:p text:style-name="P1"><text:s text:c="4"/>.contenedor {</text:p>
      <text:p text:style-name="P1"><text:s text:c="6"/>display: block;</text:p>
      <text:p text:style-name="P1"><text:s text:c="6"/>margin: 3em;</text:p>
      <text:p text:style-name="P1"><text:s text:c="4"/>}</text:p>
      <text:p text:style-name="P1"/>
      <text:p text:style-name="P1"><text:s text:c="4"/>table {</text:p>
      <text:p text:style-name="P1"><text:s text:c="6"/>border: 1px solid black;</text:p>
      <text:p text:style-name="P1"><text:s text:c="4"/>}</text:p>
      <text:p text:style-name="P1"><text:s text:c="2"/>&lt;/style&gt;</text:p>
      <text:p text:style-name="P1">&lt;/head&gt;</text:p>
      <text:p text:style-name="P1"/>
      <text:p text:style-name="P1">&lt;body&gt;</text:p>
      <text:p text:style-name="P1"><text:s text:c="2"/>&lt;div class="contenedor"&gt;</text:p>
      <text:p text:style-name="P1"/>
      <text:p text:style-name="P1"><text:s text:c="4"/>&lt;h1&gt;Gestión de inventario&lt;/h1&gt;</text:p>
      <text:p text:style-name="P1"><text:s text:c="4"/>&lt;form action=""&gt;</text:p>
      <text:p text:style-name="P1"><text:s text:c="6"/>&lt;label for="input-productos"&gt;Introducir productos:&lt;/label&gt;</text:p>
      <text:p text:style-name="P1"><text:s text:c="6"/>&lt;input type="text" id="input-productos"&gt;</text:p>
      <text:p text:style-name="P1"><text:s text:c="6"/>&lt;input type="submit" id="guardar" value="Guardar"&gt;</text:p>
      <text:p text:style-name="P1"><text:s text:c="6"/>&lt;br&gt;&lt;br&gt;</text:p>
      <text:p text:style-name="P1"><text:s text:c="6"/>&lt;input type="radio" name="orden" id="ordenPorNombre"&gt;</text:p>
      <text:p text:style-name="P1"><text:s text:c="6"/>&lt;label for="ordenPorNombre"&gt;Ordenar por nombre&lt;/label&gt;</text:p>
      <text:p text:style-name="P1"><text:s text:c="6"/>&lt;input type="radio" name="orden" id="ordenPorFecha"&gt;</text:p>
      <text:p text:style-name="P1"><text:s text:c="6"/>&lt;label for="ordenPorFecha"&gt;Ordenar por fecha&lt;/label&gt;</text:p>
      <text:p text:style-name="P1"><text:s text:c="4"/>&lt;/form&gt;</text:p>
      <text:p text:style-name="P1"/>
      <text:p text:style-name="P1"><text:s text:c="4"/>&lt;div id="reloj"&gt;&lt;/div&gt;</text:p>
      <text:p text:style-name="P1"/>
      <text:p text:style-name="P1"><text:s text:c="2"/>&lt;/div&gt;</text:p>
      <text:p text:style-name="P1"/>
      <text:p text:style-name="P1"><text:s text:c="2"/>&lt;script&gt;</text:p>
      <text:p text:style-name="P1"><text:s text:c="4"/>// 1. Generación Dinámica de la Estructura HTML</text:p>
      <text:p text:style-name="P1"><text:s text:c="4"/>function formGen() {</text:p>
      <text:p text:style-name="P1"><text:s text:c="6"/>let contenedor = document.createDocumentFragment();</text:p>
      <text:p text:style-name="P1"><text:s text:c="6"/>let titulo = contenedor.appendChild(document.createElement('h1').appendChild(document.createTextNode('Gestión del inventario')));</text:p>
      <text:p text:style-name="P1"><text:s text:c="6"/>let label = contenedor.appendChild(document.createElement('form').appendChild(document.createElement('label').appendChild(document.createTextNode('Introducir productos:'))));</text:p>
      <text:p text:style-name="P1"><text:soft-page-break/></text:p>
      <text:p text:style-name="P1"><text:s text:c="6"/>document.body.appendChild(contenedor);</text:p>
      <text:p text:style-name="P1"><text:s text:c="4"/>}</text:p>
      <text:p text:style-name="P1"><text:s text:c="4"/>formGen();</text:p>
      <text:p text:style-name="P1"/>
      <text:p text:style-name="P1"><text:s text:c="4"/>// 2. Añadir Productos al Inventario</text:p>
      <text:p text:style-name="P1"><text:s text:c="4"/>let arrayInput = document.getElementById('input-productos').value;</text:p>
      <text:p text:style-name="P1"/>
      <text:p text:style-name="P1"/>
      <text:p text:style-name="P1"/>
      <text:p text:style-name="P1"/>
      <text:p text:style-name="P1"/>
      <text:p text:style-name="P1"/>
      <text:p text:style-name="P1"><text:s text:c="4"/>console.log(arrayInput);</text:p>
      <text:p text:style-name="P1"/>
      <text:p text:style-name="P1"><text:s text:c="4"/>// Creación de la tabla on load</text:p>
      <text:p text:style-name="P1"><text:s text:c="4"/>document.addEventListener('load', (() =&gt; {</text:p>
      <text:p text:style-name="P1"><text:s text:c="6"/>let tabla = document.createDocumentFragment();</text:p>
      <text:p text:style-name="P1"/>
      <text:p text:style-name="P1"><text:s text:c="6"/>const tdProducto = tabla</text:p>
      <text:p text:style-name="P1"><text:s text:c="8"/>.appendChild(document.createElement("table"))</text:p>
      <text:p text:style-name="P1"><text:s text:c="8"/>.appendChild(document.createElement("tr"))</text:p>
      <text:p text:style-name="P1"><text:s text:c="8"/>.appendChild(document.createElement("td"));</text:p>
      <text:p text:style-name="P1"/>
      <text:p text:style-name="P1"><text:s text:c="6"/>const tdTimestamp = tabla</text:p>
      <text:p text:style-name="P1"><text:s text:c="8"/>.appendChild(document.createElement("table"))</text:p>
      <text:p text:style-name="P1"><text:s text:c="8"/>.appendChild(document.createElement("tr"))</text:p>
      <text:p text:style-name="P1"><text:s text:c="8"/>.appendChild(document.createElement("td"));</text:p>
      <text:p text:style-name="P1"/>
      <text:p text:style-name="P1"><text:s text:c="6"/>tdProducto.textContent = 'producto';</text:p>
      <text:p text:style-name="P1"><text:s text:c="6"/>tdTimestamp.textContent = 'timestamp';</text:p>
      <text:p text:style-name="P1"/>
      <text:p text:style-name="P1"><text:s text:c="6"/>document.body.appendChild(tabla);</text:p>
      <text:p text:style-name="P1"><text:s text:c="4"/>})()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4"/>// 4. Reloj Digital Dinámico</text:p>
      <text:p text:style-name="P1"><text:s text:c="4"/>let reloj = document.getElementById('reloj');</text:p>
      <text:p text:style-name="P1"/>
      <text:p text:style-name="P1"><text:s text:c="4"/>function relojito() {</text:p>
      <text:p text:style-name="P1"><text:s text:c="6"/>reloj.innerHTML = '';</text:p>
      <text:p text:style-name="P1"/>
      <text:p text:style-name="P1"><text:s text:c="6"/>let hora = new Date();</text:p>
      <text:p text:style-name="P1"><text:s text:c="6"/>let horaActual = `Hora actual: ${hora.getHours()}:${hora.getMinutes()}:${hora.getSeconds()}`;</text:p>
      <text:p text:style-name="P1"><text:soft-page-break/><text:s text:c="6"/>let agujas = document.createTextNode(horaActual);</text:p>
      <text:p text:style-name="P1"/>
      <text:p text:style-name="P1"><text:s text:c="6"/>let parrafo = document.createElement('p');</text:p>
      <text:p text:style-name="P1"><text:s text:c="6"/>parrafo.appendChild(agujas);</text:p>
      <text:p text:style-name="P1"><text:s text:c="6"/>reloj.appendChild(parrafo);</text:p>
      <text:p text:style-name="P1"><text:s text:c="4"/>}</text:p>
      <text:p text:style-name="P1"/>
      <text:p text:style-name="P1"><text:s text:c="4"/>setInterval(relojito, 1000);</text:p>
      <text:p text:style-name="P1"><text:s text:c="2"/>&lt;/script&gt;</text:p>
      <text:p text:style-name="P1">&lt;/body&gt;</text:p>
      <text:p text:style-name="P1"/>
      <text:p text:style-name="P1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7:46:06.641756922</meta:creation-date>
    <dc:date>2024-12-11T17:47:17.762962065</dc:date>
    <meta:editing-duration>PT1M11S</meta:editing-duration>
    <meta:editing-cycles>1</meta:editing-cycles>
    <meta:document-statistic meta:table-count="0" meta:image-count="0" meta:object-count="0" meta:page-count="3" meta:paragraph-count="76" meta:word-count="197" meta:character-count="2691" meta:non-whitespace-character-count="2230"/>
    <meta:generator>LibreOffice/7.3.7.2$Linux_X86_64 LibreOffice_project/30$Build-2</meta:generator>
  </office:meta>
</office:document-meta>
</file>